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PathUtil.escape( String s , BitSet safeCh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SystemPathUtil.getNam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ystemPathUtil.getParentDi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ystemPathUtil.escap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PathUtil.denotesRoo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PathUtil.unescape( String pathO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SystemPathUtil.FileSystemPath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SystemPathUtil.checkFormat(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SystemPathUtil.escap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